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xml:id="id1" draw:id="id1" draw:layer="layout" svg:width="2.371cm" svg:height="2.17cm" svg:x="0.37cm" svg:y="2.84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4" draw:id="id4" draw:layer="layout" svg:width="2.371cm" svg:height="2.17cm" svg:x="16.858cm" svg:y="2.76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.556cm" svg:y1="2.849cm" svg:x2="4.9cm" svg:y2="1.174cm" draw:start-shape="id1" draw:start-glue-point="0" draw:end-shape="id2" draw:end-glue-point="3" svg:d="m1556 2849c0-1117 1114-1675 3344-1675">
          <text:p/>
        </draw:connector>
        <draw:path draw:style-name="gr1" draw:text-style-name="P1" xml:id="id2" draw:id="id2" draw:layer="layout" svg:width="2.371cm" svg:height="2.17cm" svg:x="4.9cm" svg:y="0.08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3" draw:id="id3" draw:layer="layout" svg:width="2.371cm" svg:height="2.17cm" svg:x="12.02cm" svg:y="0.14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4.392cm" svg:y1="1.234cm" svg:x2="18.044cm" svg:y2="2.76cm" draw:start-shape="id3" draw:start-glue-point="1" draw:end-shape="id4" draw:end-glue-point="0" svg:d="m14392 1234c2435 0 3652 508 3652 1526">
          <text:p/>
        </draw:connector>
        <draw:path draw:style-name="gr1" draw:text-style-name="P1" xml:id="id5" draw:id="id5" draw:layer="layout" svg:width="2.371cm" svg:height="2.17cm" svg:x="4.43cm" svg:y="4.80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.556cm" svg:y1="5.02cm" svg:x2="4.43cm" svg:y2="5.894cm" draw:start-shape="id1" draw:start-glue-point="2" draw:end-shape="id5" svg:d="m1556 5020c0 583 958 874 2874 874">
          <text:p/>
        </draw:connector>
        <draw:connector draw:style-name="gr2" draw:text-style-name="P2" draw:layer="layout" draw:type="curve" svg:x1="6.802cm" svg:y1="5.894cm" svg:x2="8.434cm" svg:y2="5.919cm" draw:start-shape="id5" draw:start-glue-point="1" svg:d="m6802 5894c1612 0 797 25 1632 25">
          <text:p/>
        </draw:connector>
        <draw:path draw:style-name="gr1" draw:text-style-name="P1" xml:id="id6" draw:id="id6" draw:layer="layout" svg:width="2.371cm" svg:height="2.17cm" svg:x="12.35cm" svg:y="4.82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4.722cm" svg:y1="5.914cm" svg:x2="18.044cm" svg:y2="4.931cm" draw:start-shape="id6" draw:start-glue-point="1" draw:end-shape="id4" draw:end-glue-point="2" svg:d="m14722 5914c2215 0 3322-327 3322-983">
          <text:p/>
        </draw:connector>
        <draw:connector draw:style-name="gr2" draw:text-style-name="P2" draw:layer="layout" draw:type="curve" svg:x1="7.272cm" svg:y1="1.174cm" svg:x2="8.677cm" svg:y2="1.175cm" draw:start-shape="id2" draw:start-glue-point="1" svg:d="m7272 1174c1443 0 741 1 1405 1">
          <text:p/>
        </draw:connector>
        <draw:connector draw:style-name="gr2" draw:text-style-name="P2" draw:layer="layout" draw:type="curve" draw:line-skew="-0.342cm" svg:x1="10.684cm" svg:y1="1.205cm" svg:x2="12.02cm" svg:y2="1.234cm" draw:end-shape="id3" draw:end-glue-point="3" svg:d="m10684 1205c100 0-567 29 1336 29">
          <text:p/>
        </draw:connector>
        <draw:connector draw:style-name="gr2" draw:text-style-name="P2" draw:layer="layout" draw:type="curve" svg:x1="10.715cm" svg:y1="5.919cm" svg:x2="12.35cm" svg:y2="5.914cm" draw:end-shape="id6" draw:end-glue-point="3" svg:d="m10715 5919c838 0 21-5 1635-5">
          <text:p/>
        </draw:connector>
        <draw:frame draw:style-name="gr3" draw:text-style-name="P3" draw:layer="layout" svg:width="1.59cm" svg:height="1.65cm" svg:x="9.19cm" svg:y="0.53cm">
          <draw:text-box>
            <text:p text:style-name="P3">...</text:p>
          </draw:text-box>
        </draw:frame>
        <draw:frame draw:style-name="gr3" draw:text-style-name="P3" draw:layer="layout" svg:width="1.59cm" svg:height="1.65cm" svg:x="8.89cm" svg:y="5.03cm">
          <draw:text-box>
            <text:p text:style-name="P3">...</text:p>
          </draw:text-box>
        </draw:frame>
        <draw:frame draw:style-name="gr3" draw:text-style-name="P3" draw:layer="layout" svg:width="1.61cm" svg:height="1.65cm" svg:x="1.05cm" svg:y="3.39cm">
          <draw:text-box>
            <text:p text:style-name="P3">U</text:p>
          </draw:text-box>
        </draw:frame>
        <draw:frame draw:style-name="gr3" draw:text-style-name="P3" draw:layer="layout" svg:width="1.61cm" svg:height="1.65cm" svg:x="17.53cm" svg:y="3.21cm">
          <draw:text-box>
            <text:p text:style-name="P3">V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5cm" fo:page-height="7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7T19:15:10.45</dc:date>
    <meta:generator>LibreOffice/3.4$Win32 LibreOffice_project/340m1$Build-302</meta:generator>
    <meta:editing-duration>PT9M35S</meta:editing-duration>
    <meta:editing-cycles>3</meta:editing-cycles>
    <meta:document-statistic meta:object-count="18"/>
  </office:meta>
</office:document-meta>
</file>